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Sans 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 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Nimbus Sans L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Nimbus Sans 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EMR System Architecture</text:p>
      <text:p text:style-name="P2"/>
      <text:p text:style-name="P4"><text:span text:style-name="T7">To ensure this documented remains updated, it has been migrated to the OpenEMR wiki at:</text:span></text:p>
      <text:p text:style-name="P4"><text:span text:style-name="T7">http://www.openmedsoftware.org/wiki/OpenEMR_System_Archite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6-18T13:27:32</meta:creation-date>
    <dc:creator>OpenEMR Testing</dc:creator>
    <dc:date>2009-12-18T13:05:43</dc:date>
    <meta:editing-cycles>88</meta:editing-cycles>
    <meta:editing-duration>P2DT10H28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4" meta:character-count="177"/>
  </office:meta>
</office:document-meta>
</file>